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language="fr" fo:country="FR" officeooo:rsid="00205809" officeooo:paragraph-rsid="00205809" style:font-size-asian="10.5pt"/>
    </style:style>
    <style:style style:name="P2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bold" officeooo:rsid="00205809" officeooo:paragraph-rsid="00205809" style:font-size-asian="10.5p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bold" officeooo:rsid="00221512" officeooo:paragraph-rsid="00221512" style:font-size-asian="10.5p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bold" officeooo:rsid="0024ce29" officeooo:paragraph-rsid="0024ce29" style:font-size-asian="10.5p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bold" officeooo:rsid="00257368" officeooo:paragraph-rsid="00257368" style:font-size-asian="10.5p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bold" officeooo:rsid="002853a7" officeooo:paragraph-rsid="002853a7" style:font-size-asian="10.5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bold" officeooo:rsid="00285667" officeooo:paragraph-rsid="00285667" style:font-size-asian="10.5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bold" officeooo:rsid="002df7ad" officeooo:paragraph-rsid="002df7ad" style:font-size-asian="10.5pt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 Mono" fo:font-size="14pt" fo:language="fr" fo:country="FR" style:text-underline-style="solid" style:text-underline-width="auto" style:text-underline-color="font-color" fo:font-weight="bold" officeooo:rsid="00205809" officeooo:paragraph-rsid="0020580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solid" style:text-underline-width="auto" style:text-underline-color="font-color" fo:font-weight="bold" officeooo:rsid="002f4138" officeooo:paragraph-rsid="002f4138" style:font-size-asian="10.5pt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solid" style:text-underline-width="auto" style:text-underline-color="font-color" fo:font-weight="bold" officeooo:rsid="002f4138" officeooo:paragraph-rsid="0032e1f3" style:font-size-asian="10.5p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solid" style:text-underline-width="auto" style:text-underline-color="font-color" fo:font-weight="bold" officeooo:rsid="002f4138" officeooo:paragraph-rsid="0033b388" style:font-size-asian="10.5pt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solid" style:text-underline-width="auto" style:text-underline-color="font-color" fo:font-weight="bold" officeooo:rsid="00302d9d" officeooo:paragraph-rsid="00302d9d" style:font-size-asian="10.5pt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solid" style:text-underline-width="auto" style:text-underline-color="font-color" fo:font-weight="bold" officeooo:rsid="0035f392" officeooo:paragraph-rsid="0035f392" style:font-size-asian="10.5pt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solid" style:text-underline-width="auto" style:text-underline-color="font-color" fo:font-weight="bold" officeooo:rsid="0035f52f" officeooo:paragraph-rsid="0035f52f" style:font-size-asian="10.5pt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solid" style:text-underline-width="auto" style:text-underline-color="font-color" fo:font-weight="bold" officeooo:rsid="00393772" officeooo:paragraph-rsid="00393772" style:font-size-asian="10.5pt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solid" style:text-underline-width="auto" style:text-underline-color="font-color" fo:font-weight="bold" officeooo:rsid="003adee5" officeooo:paragraph-rsid="003adee5" style:font-size-asian="10.5pt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205809" officeooo:paragraph-rsid="00205809" style:font-size-asian="10.5p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2223e7" officeooo:paragraph-rsid="002223e7" style:font-size-asian="10.5p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2223e7" officeooo:paragraph-rsid="00221512" style:font-size-asian="10.5p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257368" officeooo:paragraph-rsid="00257368" style:font-size-asian="10.5p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2853a7" officeooo:paragraph-rsid="002853a7" style:font-size-asian="10.5pt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2df7ad" officeooo:paragraph-rsid="002df7ad" style:font-size-asian="10.5pt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none" fo:font-weight="normal" officeooo:rsid="002f4138" officeooo:paragraph-rsid="002f4138" style:font-size-asian="10.5pt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none" fo:font-weight="normal" officeooo:rsid="00340f76" officeooo:paragraph-rsid="00340f76" style:font-size-asian="10.5pt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none" fo:font-weight="normal" officeooo:rsid="0032e1f3" officeooo:paragraph-rsid="0032e1f3" style:font-size-asian="10.5pt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none" fo:font-weight="normal" officeooo:rsid="0031bdad" officeooo:paragraph-rsid="00302d9d" style:font-size-asian="10.5pt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none" fo:font-weight="normal" officeooo:rsid="0035f392" officeooo:paragraph-rsid="0035f392" style:font-size-asian="10.5pt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none" fo:font-weight="normal" officeooo:rsid="0035f52f" officeooo:paragraph-rsid="0035f52f" style:font-size-asian="10.5pt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none" fo:font-weight="normal" officeooo:rsid="00393772" officeooo:paragraph-rsid="00393772" style:font-size-asian="10.5pt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solid" style:text-underline-width="auto" style:text-underline-color="font-color" fo:font-weight="bold" officeooo:rsid="004001ae" officeooo:paragraph-rsid="004001ae" style:font-size-asian="10.5pt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solid" style:text-underline-width="auto" style:text-underline-color="font-color" fo:font-weight="bold" officeooo:rsid="004001ae" officeooo:paragraph-rsid="0041dff3" style:font-size-asian="10.5pt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solid" style:text-underline-width="auto" style:text-underline-color="font-color" fo:font-weight="bold" officeooo:rsid="004001ae" officeooo:paragraph-rsid="00477c82" style:font-size-asian="10.5pt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solid" style:text-underline-width="auto" style:text-underline-color="font-color" fo:font-weight="bold" officeooo:rsid="0041dff3" officeooo:paragraph-rsid="0041dff3" style:font-size-asian="10.5pt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DejaVu Sans Mono" fo:language="fr" fo:country="FR" style:text-underline-style="solid" style:text-underline-width="auto" style:text-underline-color="font-color" fo:font-weight="bold" officeooo:rsid="00420271" officeooo:paragraph-rsid="00420271" style:font-size-asian="10.5pt" style:font-weight-asian="bold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43a1ee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44b82d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45a002"/>
    </style:style>
    <style:style style:name="P39" style:family="paragraph" style:parent-style-name="Standard" style:list-style-name="L1">
      <style:paragraph-properties fo:text-align="start" style:justify-single-word="false"/>
      <style:text-properties officeooo:paragraph-rsid="004abbc8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44b82d" officeooo:paragraph-rsid="0044b82d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44b82d" officeooo:paragraph-rsid="00496668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45ccb6" officeooo:paragraph-rsid="00496668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4aae9b" officeooo:paragraph-rsid="004aae9b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2223e7" style:font-weight-asian="normal" style:font-weight-complex="normal"/>
    </style:style>
    <style:style style:name="T4" style:family="text">
      <style:text-properties style:text-underline-style="none" fo:font-weight="normal" officeooo:rsid="00255b44" style:font-weight-asian="normal" style:font-weight-complex="normal"/>
    </style:style>
    <style:style style:name="T5" style:family="text">
      <style:text-properties style:text-underline-style="none" fo:font-weight="normal" officeooo:rsid="0026a8dc" style:font-weight-asian="normal" style:font-weight-complex="normal"/>
    </style:style>
    <style:style style:name="T6" style:family="text">
      <style:text-properties style:text-underline-style="none" fo:font-weight="normal" officeooo:rsid="00280c7e" style:font-weight-asian="normal" style:font-weight-complex="normal"/>
    </style:style>
    <style:style style:name="T7" style:family="text">
      <style:text-properties style:text-underline-style="none" fo:font-weight="normal" officeooo:rsid="002a0624" style:font-weight-asian="normal" style:font-weight-complex="normal"/>
    </style:style>
    <style:style style:name="T8" style:family="text">
      <style:text-properties style:text-underline-style="none" fo:font-weight="normal" officeooo:rsid="002aef49" style:font-weight-asian="normal" style:font-weight-complex="normal"/>
    </style:style>
    <style:style style:name="T9" style:family="text">
      <style:text-properties style:text-underline-style="none" fo:font-weight="normal" officeooo:rsid="002d8830" style:font-weight-asian="normal" style:font-weight-complex="normal"/>
    </style:style>
    <style:style style:name="T10" style:family="text">
      <style:text-properties style:text-underline-style="none" fo:font-weight="normal" officeooo:rsid="002df7ad" style:font-weight-asian="normal" style:font-weight-complex="normal"/>
    </style:style>
    <style:style style:name="T11" style:family="text">
      <style:text-properties style:text-underline-style="none" fo:font-weight="normal" officeooo:rsid="002f4138" style:font-weight-asian="normal" style:font-weight-complex="normal"/>
    </style:style>
    <style:style style:name="T12" style:family="text">
      <style:text-properties style:text-underline-style="none" fo:font-weight="normal" officeooo:rsid="0031bdad" style:font-weight-asian="normal" style:font-weight-complex="normal"/>
    </style:style>
    <style:style style:name="T13" style:family="text">
      <style:text-properties style:text-underline-style="none" fo:font-weight="normal" officeooo:rsid="0033b388" style:font-weight-asian="normal" style:font-weight-complex="normal"/>
    </style:style>
    <style:style style:name="T14" style:family="text">
      <style:text-properties style:text-underline-style="none" fo:font-weight="normal" officeooo:rsid="003adee5" style:font-weight-asian="normal" style:font-weight-complex="normal"/>
    </style:style>
    <style:style style:name="T15" style:family="text">
      <style:text-properties style:text-underline-style="none" fo:font-weight="normal" officeooo:rsid="0040c6a7" style:font-weight-asian="normal" style:font-weight-complex="normal"/>
    </style:style>
    <style:style style:name="T16" style:family="text">
      <style:text-properties style:text-underline-style="none" fo:font-weight="normal" officeooo:rsid="0041dff3" style:font-weight-asian="normal" style:font-weight-complex="normal"/>
    </style:style>
    <style:style style:name="T17" style:family="text">
      <style:text-properties style:text-underline-style="none" fo:font-weight="normal" officeooo:rsid="00420271" style:font-weight-asian="normal" style:font-weight-complex="normal"/>
    </style:style>
    <style:style style:name="T18" style:family="text">
      <style:text-properties style:text-position="super 58%" style:text-underline-style="none" fo:font-weight="normal" style:font-weight-asian="normal" style:font-weight-complex="normal"/>
    </style:style>
    <style:style style:name="T19" style:family="text">
      <style:text-properties style:text-position="super 58%" style:text-underline-style="none" fo:font-weight="normal" officeooo:rsid="002df7ad" style:font-weight-asian="normal" style:font-weight-complex="normal"/>
    </style:style>
    <style:style style:name="T20" style:family="text">
      <style:text-properties style:text-position="super 58%" style:text-underline-style="none" fo:font-weight="normal" officeooo:rsid="0033b388" style:font-weight-asian="normal" style:font-weight-complex="normal"/>
    </style:style>
    <style:style style:name="T21" style:family="text">
      <style:text-properties style:text-position="0% 100%" style:text-underline-style="none" fo:font-weight="normal" style:font-weight-asian="normal" style:font-weight-complex="normal"/>
    </style:style>
    <style:style style:name="T22" style:family="text">
      <style:text-properties style:text-position="0% 100%" style:font-name="DejaVu Sans Mono" fo:language="fr" fo:country="FR" style:text-underline-style="none" fo:font-weight="normal" style:font-size-asian="10.5pt" style:font-weight-asian="normal" style:font-weight-complex="normal"/>
    </style:style>
    <style:style style:name="T23" style:family="text">
      <style:text-properties style:text-position="0% 100%" style:font-name="DejaVu Sans Mono" fo:language="fr" fo:country="FR" style:text-underline-style="none" fo:font-weight="normal" officeooo:rsid="00420271" style:font-size-asian="10.5pt" style:font-weight-asian="normal" style:font-weight-complex="normal"/>
    </style:style>
    <style:style style:name="T24" style:family="text">
      <style:text-properties style:text-position="0% 100%" style:font-name="DejaVu Sans Mono" fo:language="fr" fo:country="FR" style:text-underline-style="none" fo:font-weight="normal" officeooo:rsid="0043a1ee" style:font-size-asian="10.5pt" style:font-weight-asian="normal" style:font-weight-complex="normal"/>
    </style:style>
    <style:style style:name="T25" style:family="text">
      <style:text-properties style:text-position="0% 100%" style:font-name="DejaVu Sans Mono" fo:language="fr" fo:country="FR" style:text-underline-style="none" fo:font-weight="normal" officeooo:rsid="0044b82d" style:font-size-asian="10.5pt" style:font-weight-asian="normal" style:font-weight-complex="normal"/>
    </style:style>
    <style:style style:name="T26" style:family="text">
      <style:text-properties style:text-position="0% 100%" style:font-name="DejaVu Sans Mono" fo:language="fr" fo:country="FR" style:text-underline-style="none" fo:font-weight="normal" officeooo:rsid="0045a002" style:font-size-asian="10.5pt" style:font-weight-asian="normal" style:font-weight-complex="normal"/>
    </style:style>
    <style:style style:name="T27" style:family="text">
      <style:text-properties style:text-position="0% 100%" style:font-name="DejaVu Sans Mono" fo:language="fr" fo:country="FR" style:text-underline-style="none" fo:font-weight="normal" officeooo:rsid="004aae9b" style:font-size-asian="10.5pt" style:font-weight-asian="normal" style:font-weight-complex="normal"/>
    </style:style>
    <style:style style:name="T28" style:family="text">
      <style:text-properties style:text-position="0% 100%" style:font-name="DejaVu Sans Mono" fo:language="fr" fo:country="FR" style:text-underline-style="none" fo:font-weight="normal" officeooo:rsid="004abbc8" style:font-size-asian="10.5pt" style:font-weight-asian="normal" style:font-weight-complex="normal"/>
    </style:style>
    <style:style style:name="T29" style:family="text">
      <style:text-properties style:text-position="0% 100%" style:font-name="DejaVu Sans Mono" fo:language="fr" fo:country="FR" style:text-underline-style="none" fo:font-weight="normal" officeooo:rsid="004c9c70" style:font-size-asian="10.5pt" style:font-weight-asian="normal" style:font-weight-complex="normal"/>
    </style:style>
    <style:style style:name="T30" style:family="text">
      <style:text-properties style:text-position="sub 58%" style:text-underline-style="none" fo:font-weight="normal" style:font-weight-asian="normal" style:font-weight-complex="normal"/>
    </style:style>
    <style:style style:name="T31" style:family="text">
      <style:text-properties style:text-position="sub 58%" style:text-underline-style="none" fo:font-weight="normal" officeooo:rsid="002f413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D – Méthodes d’accès</text:p>
      <text:p text:style-name="P1"/>
      <text:p text:style-name="P2">Exercice 1</text:p>
      <text:p text:style-name="P18"/>
      <text:p text:style-name="P3"><text:span text:style-name="T2">a) </text:span><text:span text:style-name="T3">Avec le multiplexage fréquentiel, s</text:span><text:span text:style-name="T2">i on a besoin de plus de bande passante momentanément et que les autres n'en ont pas besoin, on ne peut pas l'utiliser, </text:span><text:span text:style-name="T3">il y a un problème d’efficacité d’utilisation. Le protocole d’accès au canal permet d’utiliser plus de bande passante.</text:span></text:p>
      <text:p text:style-name="P19">L’intérêt du multiplexage fréquentiel est qu’il peut y avoir plusieurs stations qui émettent en même temps.</text:p>
      <text:p text:style-name="P19"/>
      <text:p text:style-name="P7"><text:span text:style-name="T2">La méthode décrite est une </text:span><text:span text:style-name="T7">méthode sans collisions centralisée </text:span><text:span text:style-name="T8">car une station qui veut émettre demande un intervalle de temps par une requête et le contrôleur alloue l’intervalle</text:span><text:span text:style-name="T7">. </text:span></text:p>
      <text:p text:style-name="P20"/>
      <text:p text:style-name="P4"><text:span text:style-name="T3">b</text:span><text:span text:style-name="T2">) </text:span><text:span text:style-name="T4">Si deux stations transmettent une requête en même temps, les transmissions passeront par la b</text:span><text:span text:style-name="T9">a</text:span><text:span text:style-name="T4">nde montante qui utilise un protocole d’accès donc il y aura collision. </text:span></text:p>
      <text:p text:style-name="P5"><text:span text:style-name="T4">O</text:span><text:span text:style-name="T2">n peut implémenter le protocole CSMA/CD où les stations écoutent en émettant </text:span><text:span text:style-name="T5">pour détecter une collision</text:span><text:span text:style-name="T2"> et attendent un temps aléatoire avant d’émettre </text:span><text:span text:style-name="T6">à nouveau</text:span><text:span text:style-name="T2"> après qu’il y a eu une collision.</text:span></text:p>
      <text:p text:style-name="P21"/>
      <text:p text:style-name="P6">Exercice 2</text:p>
      <text:p text:style-name="P22"/>
      <text:p text:style-name="P6"><text:span text:style-name="T2">Tp = 0,5 </text:span><text:span text:style-name="T11">m/</text:span><text:span text:style-name="T2">µ</text:span><text:span text:style-name="T11">s</text:span></text:p>
      <text:p text:style-name="P6"><text:span text:style-name="T2">Tl</text:span><text:span text:style-name="T31">1</text:span><text:span text:style-name="T2"> = 10 bits</text:span></text:p>
      <text:p text:style-name="P22"/>
      <text:p text:style-name="P6"><text:span text:style-name="T2">a) </text:span><text:span text:style-name="T10">On peut mettre 2000 octets X fois sur un tour de boucle.</text:span></text:p>
      <text:p text:style-name="P23">Boucle 100km</text:p>
      <text:p text:style-name="P23">L = 2000 octets</text:p>
      <text:p text:style-name="P23">C = 100 Mbps</text:p>
      <text:p text:style-name="P23">nbStation = 500</text:p>
      <text:p text:style-name="P23"/>
      <text:p text:style-name="P8"><text:span text:style-name="T2">Te = L/C = 2000 / (100 x 10</text:span><text:span text:style-name="T18">6 </text:span><text:span text:style-name="T21">/ 8) = 2000 / 12,5.10</text:span><text:span text:style-name="T18">6 </text:span><text:span text:style-name="T21">= 1,6.10</text:span><text:span text:style-name="T18">-4</text:span></text:p>
      <text:p text:style-name="P11"><text:span text:style-name="T2">Tl</text:span><text:span text:style-name="T30">500</text:span><text:span text:style-name="T2">= 5000/</text:span><text:span text:style-name="T10">100 x 10</text:span><text:span text:style-name="T19">6 </text:span><text:span text:style-name="T13">= 0,00005 = 5.10</text:span><text:span text:style-name="T20">-5</text:span></text:p>
      <text:p text:style-name="P10"><text:span text:style-name="T2">Tp = 5.10</text:span><text:span text:style-name="T18">-7</text:span></text:p>
      <text:p text:style-name="P24">a <text:s/>= (Tp + Tl) / Te</text:p>
      <text:p text:style-name="P12"><text:span text:style-name="T2"><text:tab/>= (5.10</text:span><text:span text:style-name="T18">-7 </text:span><text:span text:style-name="T2">+ </text:span><text:span text:style-name="T13">5.10</text:span><text:span text:style-name="T20">-5</text:span><text:span text:style-name="T2">) / </text:span><text:span text:style-name="T10">1,6.10</text:span><text:span text:style-name="T19">-4</text:span></text:p>
      <text:p text:style-name="P10"><text:span text:style-name="T19"><text:tab/></text:span><text:span text:style-name="T2">= 0,000000003</text:span></text:p>
      <text:p text:style-name="P10"><text:span text:style-name="T2"><text:tab/></text:span><text:span text:style-name="T13">= 3.10</text:span><text:span text:style-name="T20">-9</text:span></text:p>
      <text:p text:style-name="P24"/>
      <text:p text:style-name="P25">Deux stations peuvent émettre en même temps sans collision. </text:p>
      <text:p text:style-name="P26"/>
      <text:p text:style-name="P24"/>
      <text:p text:style-name="P13"><text:span text:style-name="T2">b) </text:span><text:span text:style-name="T12">Le partage temporel qui paraît le plus adapté est le token ring / jeton car il n’y a pas besoin d’avoir de maître et les stations prennent le jeton quand elles veulent émettre.</text:span></text:p>
      <text:p text:style-name="P27"/>
      <text:p text:style-name="P14"><text:soft-page-break/><text:span text:style-name="T12">M</text:span><text:span text:style-name="T2">éthodes sans collision TDMA avec un contrôleur ou jeton. Le contrôleur ça veut dire qu’à chaque fois on doit faire une requête. Il y a 500 stations donc ce n’est pas l’idéal, alors que le jeton va tourner rapidement.</text:span></text:p>
      <text:p text:style-name="P28">Jeton qui permet de transmettre, quand il n’y a pas de transmission le jeton est mis en circulation.</text:p>
      <text:p text:style-name="P28"/>
      <text:p text:style-name="P15">Exercice 3</text:p>
      <text:p text:style-name="P29"/>
      <text:p text:style-name="P30">a) Le destinataire des données de A est B car c’est le récepteur et c’est B qui émet le CTS.</text:p>
      <text:p text:style-name="P16"><text:span text:style-name="T2">b) C est la station la plus proche car elle entend le RTS envoyé par A alors que D entend seulement le CTS envoyé par B après que B ait reçu le RTS. </text:span><text:span text:style-name="T14">On le voit car C est bloqué par le RTS.</text:span></text:p>
      <text:p text:style-name="P16"><text:span text:style-name="T2">c) Il n’y a pas de risques de collisions car les stations C et D sont en NAV donc en attente pendant que A émet. </text:span><text:span text:style-name="T14">Tous ceux qui veulent émettre sont bloqués et les autres doivent attendre un DIFS avant de transmettre un RTS.</text:span></text:p>
      <text:p text:style-name="P17"><text:span text:style-name="T14">d</text:span><text:span text:style-name="T2">) Il manque un acquittement donc l’échange n’est pas tout à fait correct.</text:span></text:p>
      <text:p text:style-name="P30"/>
      <text:p text:style-name="P31">Exercice 5</text:p>
      <text:p text:style-name="P31"><text:span text:style-name="T2"/></text:p>
      <text:p text:style-name="P31"><text:span text:style-name="T2">1) ST1 vers ST2</text:span></text:p>
      <text:p text:style-name="P31"><text:span text:style-name="T2">T1 de STA1 vers PA1</text:span></text:p>
      <text:p text:style-name="P31"><text:span text:style-name="T2">T2 de PA1 vers STA2</text:span></text:p>
      <text:p text:style-name="P31"><text:span text:style-name="T2"/></text:p>
      <text:p text:style-name="P31"><text:span text:style-name="T1">T1</text:span></text:p>
      <text:p text:style-name="P31"><text:span text:style-name="T2">ToDS: <text:tab/><text:tab/>1</text:span></text:p>
      <text:p text:style-name="P31"><text:span text:style-name="T2">FromDS: <text:tab/><text:tab/>0</text:span></text:p>
      <text:p text:style-name="P31"><text:span text:style-name="T2">Address 1:<text:tab/></text:span><text:span text:style-name="T15">PA1</text:span></text:p>
      <text:p text:style-name="P31"><text:span text:style-name="T2">Address 2:<text:tab/></text:span><text:span text:style-name="T15">STA1</text:span></text:p>
      <text:p text:style-name="P31"><text:span text:style-name="T2">Address 3:<text:tab/></text:span><text:span text:style-name="T15">STA2</text:span></text:p>
      <text:p text:style-name="P33"><text:span text:style-name="T15">Address </text:span><text:span text:style-name="T16">4</text:span><text:span text:style-name="T15">:<text:tab/></text:span></text:p>
      <text:p text:style-name="P31"><text:span text:style-name="T2"/></text:p>
      <text:p text:style-name="P31"><text:span text:style-name="T1">T2</text:span></text:p>
      <text:p text:style-name="P31"><text:span text:style-name="T2">ToDS: <text:tab/><text:tab/>0</text:span></text:p>
      <text:p text:style-name="P31"><text:span text:style-name="T2">FromDS: <text:tab/><text:tab/>1</text:span></text:p>
      <text:p text:style-name="P31"><text:span text:style-name="T2">Address 1:<text:tab/></text:span><text:span text:style-name="T15">STA2</text:span></text:p>
      <text:p text:style-name="P31"><text:span text:style-name="T2">Address 2:<text:tab/></text:span><text:span text:style-name="T15">PA1</text:span></text:p>
      <text:p text:style-name="P31"><text:span text:style-name="T2">Address 3:<text:tab/></text:span><text:span text:style-name="T15">STA1</text:span></text:p>
      <text:p text:style-name="P33"><text:span text:style-name="T15">Address </text:span><text:span text:style-name="T16">4</text:span><text:span text:style-name="T15">:<text:tab/></text:span></text:p>
      <text:p text:style-name="P31"><text:span text:style-name="T15"/></text:p>
      <text:p text:style-name="P34"><text:span text:style-name="T15">2</text:span><text:span text:style-name="T2">)a)</text:span></text:p>
      <text:p text:style-name="P32"><text:span text:style-name="T1">T2</text:span></text:p>
      <text:p text:style-name="P32"><text:span text:style-name="T2">Address 1:<text:tab/></text:span><text:span text:style-name="T16">BSSID2</text:span></text:p>
      <text:p text:style-name="P32"><text:span text:style-name="T2">Address 2:<text:tab/></text:span><text:span text:style-name="T16">BSSID1</text:span></text:p>
      <text:p text:style-name="P32"><text:span text:style-name="T2">Address 3:<text:tab/></text:span><text:span text:style-name="T16">STA1</text:span></text:p>
      <text:p text:style-name="P32"><text:span text:style-name="T15">Address </text:span><text:span text:style-name="T16">4</text:span><text:span text:style-name="T15">:<text:tab/></text:span><text:span text:style-name="T16">STA2</text:span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4"><text:soft-page-break/><text:span text:style-name="T2">b) </text:span><text:span text:style-name="T17">Le point d’accès peut obtenir la connaissance des champs adresse qu’il doit remplir avec les bits ToDS et FromDS de la trame reçue précédemment.</text:span></text:p>
      <text:list xml:id="list4290879181" text:style-name="L1">
        <text:list-item>
          <text:p text:style-name="P36"><text:span text:style-name="T23">ToDS = 1 et FromDS = 0 :</text:span></text:p>
          <text:list>
            <text:list-item>
              <text:p text:style-name="P43"><text:span text:style-name="T22">ToDS = 0 si adresse 4 vide, sinon 1</text:span></text:p>
            </text:list-item>
            <text:list-item>
              <text:p text:style-name="P43"><text:span text:style-name="T22">FromDS = 1</text:span></text:p>
            </text:list-item>
            <text:list-item>
              <text:p text:style-name="P40"><text:span text:style-name="T22">Address 1 : adresse 3 de la trame reçue</text:span></text:p>
            </text:list-item>
            <text:list-item>
              <text:p text:style-name="P37"><text:span text:style-name="T25">Address</text:span><text:span text:style-name="T24"> 2 : adresse du point d’accès</text:span></text:p>
            </text:list-item>
            <text:list-item>
              <text:p text:style-name="P40"><text:span text:style-name="T22">Address 3 : adresse 2 de la trame reçue</text:span></text:p>
            </text:list-item>
            <text:list-item>
              <text:p text:style-name="P40"><text:span text:style-name="T22">Address 4 : </text:span><text:span text:style-name="T26">adresse 4 de la trame reçue</text:span></text:p>
            </text:list-item>
          </text:list>
        </text:list-item>
        <text:list-item>
          <text:p text:style-name="P36"><text:span text:style-name="T23">ToDS = 1 et FromDS = 1 :</text:span></text:p>
          <text:list>
            <text:list-item>
              <text:p text:style-name="P43"><text:span text:style-name="T22">ToDS = 0</text:span></text:p>
            </text:list-item>
            <text:list-item>
              <text:p text:style-name="P43"><text:span text:style-name="T22">FromDS = 1</text:span></text:p>
            </text:list-item>
            <text:list-item>
              <text:p text:style-name="P41"><text:span text:style-name="T23">Address 1 : </text:span><text:span text:style-name="T22">adresse </text:span><text:span text:style-name="T27">4</text:span><text:span text:style-name="T22"> de la trame reçue</text:span></text:p>
            </text:list-item>
            <text:list-item>
              <text:p text:style-name="P38"><text:span text:style-name="T26">Address 2 : </text:span><text:span text:style-name="T24">adresse du point d’accès</text:span></text:p>
            </text:list-item>
            <text:list-item>
              <text:p text:style-name="P39"><text:span text:style-name="T25">Address 3 : adresse </text:span><text:span text:style-name="T28">3</text:span><text:span text:style-name="T25"> de la trame reçue</text:span></text:p>
            </text:list-item>
            <text:list-item>
              <text:p text:style-name="P42"><text:span text:style-name="T25">A</text:span><text:span text:style-name="T22">ddress 4 : </text:span><text:span text:style-name="T29">vide</text:span></text:p>
            </text:list-item>
          </text:list>
        </text:list-item>
      </text:list>
      <text:p text:style-name="P35"><text:span text:style-name="T2"/></text:p>
      <text:p text:style-name="P34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0:21:27.051014169</meta:creation-date>
    <meta:generator>LibreOffice/6.0.7.3$Linux_X86_64 LibreOffice_project/00m0$Build-3</meta:generator>
    <dc:date>2019-09-18T15:06:47.959709292</dc:date>
    <meta:editing-duration>PT2H10M58S</meta:editing-duration>
    <meta:editing-cycles>38</meta:editing-cycles>
    <meta:document-statistic meta:table-count="0" meta:image-count="0" meta:object-count="0" meta:page-count="3" meta:paragraph-count="70" meta:word-count="655" meta:character-count="3281" meta:non-whitespace-character-count="2692"/>
  </office:meta>
</office:document-meta>
</file>